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ff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00f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File</text:p>
          </table:table-cell>
          <table:table-cell office:value-type="string" calcext:value-type="string">
            <text:p>Mesh Number</text:p>
          </table:table-cell>
          <table:table-cell office:value-type="string" calcext:value-type="string">
            <text:p>Description (from SCURK if applicable)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mCity 2000 XBLD valu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ce Dept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 (green cent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 (green centr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 (light green centr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 (water?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andoned Building 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esn’t look abandoned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andoned Building 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esn’t look abandoned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andoned Building 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ooks grimy, but not abandoned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andoned Building 4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oesn’t look abandoned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andoned Building 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oesn’t look abandoned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andoned Building 6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oesn’t look abandoned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n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n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ne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eaport building, not construction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vilian Control Tower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litary Control Tower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ehouse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eaport/airport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ilding 1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irport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ilding 2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irport.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rmac (plane)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-15b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ngar 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gar 2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ymouth Arcology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unch Arcology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un Llama Dome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struction 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struction 8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struction 5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ium Office Building 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sort Hotel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rive In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ffice Tower 2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ffice Tower 3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rporate Headquarters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rge Apartments 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rge Condominiums 2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ty Hall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dium Office Building 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dium Office Building 3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dium Office Building 4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dium Office Building 5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dium Office Building 6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ffice Park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urch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salinization Plant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spital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useum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ooks more like a prison!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mall Apartments 2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mall Apartments 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ool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ater Tower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dium Condominiums 1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opping Centre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dium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oad with sidew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inforced Highway Brid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inforced Highway Brid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oad/wire cross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oad/wire cross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round (grey centre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round (beige pattern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round (water?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round (dark beige centre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round (beige centre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und (orange grid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round (orange grid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round (dark beige centre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me as 108?</text:p>
          </table:table-cell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xplorer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520 Notar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otor (five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otor (five blades, smaller diame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otor shadow (five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tor shadow (five blades, smaller diame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nnel seg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unnel seg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unnel seg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unnel seg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ail/wire cross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ail/wire cross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oad with sidewalk/wire cross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oad with sidewalk/wire cross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treet ligh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reet ligh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treet ligh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treet ligh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raffic ligh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sh can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ash can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hone booth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hone booth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ire hydra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re hydra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ilbox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ilbox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unnel entra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3d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unnel entra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Warehouse 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ustrial Substation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Warehouse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mical Processing 2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 Factory 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 Factory 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 Factory 3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 Factory 4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 Factory 5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ail no 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uspension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vered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vered bridge pi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il 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ail 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ire 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ire 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6 Jet Ranger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tor (five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ail rotor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otor shadow (two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 (compact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ambi bucke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y fired by UFO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 (station wagon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r (pickup truck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 (unknown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issil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ine and point (1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s and points (2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nes and points (3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nes and points (4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ines and points (5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ines and points (9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ines and points (12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cDD 500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tor (two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potligh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ache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otor (four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re truck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olice car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urglar’s car (coupe utility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mbulanc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ertical arrangement of points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re dispatch pylon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lice dispatch pylon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mbulance dispatch pylon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ll 212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chweitzer 300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otor (four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otor (three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r (sedan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 (hatchback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ar (van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ain locomotiv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essna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ilboa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gusta A109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otor (four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ar gas canister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ingle poi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bris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bris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bris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ain car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rain ca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ppears identical to 122</text:p>
          </table:table-cell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auphin 2 (helicopter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otor (four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elicopter shadow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otor shadow (four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otor shadow (two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otor shadow (four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otor shadow (five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otor shadow (two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otor shadow (three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otor shadow (four blades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verturned boa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inch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scue harness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ar gas launcher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m3d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UFO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Factory 6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cal Processing 1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ooks like Medium Factory. Misassigned?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ustrial Thingamajig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ooks like Large Warehouse 2. Misassigned?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his is a commercial building, not industrial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e Tower 1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i Mall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atre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storic Office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wer Class Homes 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er Class Homes 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wer Class Homes 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le Class Homes 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ddle Class Homes 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ddle Class Homes 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ddle Class Homes 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ddle Class Homes 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pper Class Homes 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pper Class Homes 2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pper Class Homes 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per Class Homes 4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s Station 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d and Breakfast Inn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venience Store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s Station 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all Office Building 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mall Office Building 2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sidy’s Toy Store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emical Storage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mall Warehouse 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all Apartments 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ium Apartments 1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ium Apartments 2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ium Condominiums 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ium Condominiums 3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cery Store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ffice/Retail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nstruction 3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nstruction 4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nstruction 6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rge Apartments 1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rge Condominiums 1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king Lot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ctually a parking garage, not a parking lot (in both SC2K and SimCopter)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arge Factory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oks like Large Warehouse 1. Misassigned?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dium Factory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ooks like Chemical Processing 1. Misassigned?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ge Warehouse 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ooks like Large Factory. Misassigned?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rge Warehouse 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ooks (sort of) like Industrial Thingamajig. Misassigned?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nstruction 1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struction 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dentical to 47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bandoned Building 7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oesn’t look abandoned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andoned Building 8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droelectric Power Plant 1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droelectric Power Plant 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ind Power Plan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atural Gas Power Plant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il Power Plant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clear Power Plant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lar Power Plant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wave Power Plant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usion Power Plant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al Power Plant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ire Dept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ison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llege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e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ater Pump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ubway Station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rmac (radar)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us Station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il Station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ivilian Parking Lot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ilitary Parking Lot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ading Bay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p Secret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litary building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argo Yard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yor’s House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ater Treatment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ina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ssile Silo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orest Arcology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rco Arcology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igh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igh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ighway with road with sidewalk undernea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ighway with road with sidewalk undernea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nra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ighway side-by-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ad/wire cros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st be special since there’s an earlier road/wire crossing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ad/wire cross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g park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igher LOD: includes a shed and more trees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oks the same as 104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ig park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ower LOD: no shed and fewer trees. Used when player is further away but park is still visible.</text:p>
          </table:table-cell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int and lin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bri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ebri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ebri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bri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im3d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Zoo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nly central 2x2 region is occupi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00-00-00</text:date>, <text:time style:data-style-name="N2" text:time-value="19:10:08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29:10.706000000</meta:creation-date>
    <meta:generator>LibreOffice/6.2.8.2$Windows_X86_64 LibreOffice_project/f82ddfca21ebc1e222a662a32b25c0c9d20169ee</meta:generator>
    <dc:date>2020-06-27T19:02:32.816000000</dc:date>
    <meta:editing-duration>PT10H52M58S</meta:editing-duration>
    <meta:editing-cycles>400</meta:editing-cycles>
    <meta:document-statistic meta:table-count="1" meta:cell-count="1871" meta:object-count="0"/>
  </office:meta>
</office:document-meta>
</file>